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203.41pt"/>
    </style:style>
    <style:style style:name="co3" style:family="table-column">
      <style:table-column-properties fo:break-before="auto" style:column-width="155.3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266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278.16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281.9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72.1pt"/>
    </style:style>
    <style:style style:name="co12" style:family="table-column">
      <style:table-column-properties fo:break-before="auto" style:column-width="113.75pt"/>
    </style:style>
    <style:style style:name="co13" style:family="table-column">
      <style:table-column-properties fo:break-before="auto" style:column-width="13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1.64pt" fo:break-before="auto" style:use-optimal-row-height="true"/>
    </style:style>
    <style:style style:name="ro3" style:family="table-row">
      <style:table-row-properties style:row-height="47.4pt" fo:break-before="auto" style:use-optimal-row-height="true"/>
    </style:style>
    <style:style style:name="ro4" style:family="table-row">
      <style:table-row-properties style:row-height="218.61pt" fo:break-before="auto" style:use-optimal-row-height="true"/>
    </style:style>
    <style:style style:name="ro5" style:family="table-row">
      <style:table-row-properties style:row-height="115.85pt" fo:break-before="auto" style:use-optimal-row-height="true"/>
    </style:style>
    <style:style style:name="ro6" style:family="table-row">
      <style:table-row-properties style:row-height="93.06pt" fo:break-before="auto" style:use-optimal-row-height="true"/>
    </style:style>
    <style:style style:name="ro7" style:family="table-row">
      <style:table-row-properties style:row-height="35.94pt" fo:break-before="auto" style:use-optimal-row-height="true"/>
    </style:style>
    <style:style style:name="ro8" style:family="table-row">
      <style:table-row-properties style:row-height="58.79pt" fo:break-before="auto" style:use-optimal-row-height="true"/>
    </style:style>
    <style:style style:name="ro9" style:family="table-row">
      <style:table-row-properties style:row-height="70.21pt" fo:break-before="auto" style:use-optimal-row-height="true"/>
    </style:style>
    <style:style style:name="ro10" style:family="table-row">
      <style:table-row-properties style:row-height="332.7pt" fo:break-before="auto" style:use-optimal-row-height="true"/>
    </style:style>
    <style:style style:name="ro11" style:family="table-row">
      <style:table-row-properties style:row-height="104.46pt" fo:break-before="auto" style:use-optimal-row-height="true"/>
    </style:style>
    <style:style style:name="ro12" style:family="table-row">
      <style:table-row-properties style:row-height="138.7pt" fo:break-before="auto" style:use-optimal-row-height="true"/>
    </style:style>
    <style:style style:name="ro13" style:family="table-row">
      <style:table-row-properties style:row-height="79.85pt" fo:break-before="auto" style:use-optimal-row-height="true"/>
    </style:style>
    <style:style style:name="ro14" style:family="table-row">
      <style:table-row-properties style:row-height="88.41pt" fo:break-before="auto" style:use-optimal-row-height="true"/>
    </style:style>
    <style:style style:name="ro15" style:family="table-row">
      <style:table-row-properties style:row-height="50.51pt" fo:break-before="auto" style:use-optimal-row-height="true"/>
    </style:style>
    <style:style style:name="ro16" style:family="table-row">
      <style:table-row-properties style:row-height="239.95pt" fo:break-before="auto" style:use-optimal-row-height="true"/>
    </style:style>
    <style:style style:name="ro17" style:family="table-row">
      <style:table-row-properties style:row-height="113.41pt" fo:break-before="auto" style:use-optimal-row-height="true"/>
    </style:style>
    <style:style style:name="ro18" style:family="table-row">
      <style:table-row-properties style:row-height="126.26pt" fo:break-before="auto" style:use-optimal-row-height="true"/>
    </style:style>
    <style:style style:name="ro19" style:family="table-row">
      <style:table-row-properties style:row-height="90.99pt" fo:break-before="auto" style:use-optimal-row-height="true"/>
    </style:style>
    <style:style style:name="ro20" style:family="table-row">
      <style:table-row-properties style:row-height="101pt" fo:break-before="auto" style:use-optimal-row-height="true"/>
    </style:style>
    <style:style style:name="ro21" style:family="table-row">
      <style:table-row-properties style:row-height="37.84pt" fo:break-before="auto" style:use-optimal-row-height="true"/>
    </style:style>
    <style:style style:name="ro22" style:family="table-row">
      <style:table-row-properties style:row-height="63.1pt" fo:break-before="auto" style:use-optimal-row-height="true"/>
    </style:style>
    <style:style style:name="ro23" style:family="table-row">
      <style:table-row-properties style:row-height="75.74pt" fo:break-before="auto" style:use-optimal-row-height="true"/>
    </style:style>
    <style:style style:name="ro24" style:family="table-row">
      <style:table-row-properties style:row-height="366.21pt" fo:break-before="auto" style:use-optimal-row-height="true"/>
    </style:style>
    <style:style style:name="ro25" style:family="table-row">
      <style:table-row-properties style:row-height="113.64pt" fo:break-before="auto" style:use-optimal-row-height="true"/>
    </style:style>
    <style:style style:name="ro26" style:family="table-row">
      <style:table-row-properties style:row-height="151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/>
      <table:table table:name="Kitware_CMake_token_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statement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0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1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3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3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5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5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6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2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8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27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27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30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30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429068d7c37d06e53b871811760419ab3e36455</text:p>
          </table:table-cell>
          <table:table-cell office:value-type="string" calcext:value-type="string">
            <text:p>Merge topic 'update-libuv'</text:p>
            <text:p/>
            <text:p>741b7621 Merge branch 'upstream-libuv' into update-libuv</text:p>
            <text:p>1f661e87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6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41b7621b3c71406359d75098f9bdf8d3567662f</text:p>
          </table:table-cell>
          <table:table-cell office:value-type="string" calcext:value-type="string">
            <text:p>Merge branch 'upstream-libuv' into update-libuv</text:p>
            <text:p/>
            <text:p>* upstream-libuv:</text:p>
            <text:p>  libuv 2017-02-21 (52ae8264)</text:p>
          </table:table-cell>
          <table:table-cell office:value-type="string" calcext:value-type="string">
            <text:p>Utilities/cmlibuv/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7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f661e87a6a8304edb77bd30b546e5d113477c59</text:p>
          </table:table-cell>
          <table:table-cell office:value-type="string" calcext:value-type="string">
            <text:p>libuv 2017-02-21 (52ae8264)</text:p>
            <text:p/>
            <text:p>Code extracted from:</text:p>
            <text:p/>
            <text:p>    https://github.com/libuv/libuv.git</text:p>
            <text:p/>
            <text:p>at commit 52ae826492f50f151138ed115faa5e0ac8c803ce (v1.x).</text:p>
          </table:table-cell>
          <table:table-cell office:value-type="string" calcext:value-type="string">
            <text:p>src/unix/os390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trypath, sizeof(trypath) - 1, "%s/%s", token, args)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/data/download/CMake/CMake/Kitware_CMake_38_old.cpp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/data/download/CMake/CMake/Kitware_CMake_3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4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4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4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4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5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5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5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5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59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59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0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0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2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3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5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6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table:style-name="ce1" office:value-type="string" calcext:value-type="string">
            <text:p>788581883fef05820f3f83ec5d1456490bc2397f</text:p>
          </table:table-cell>
          <table:table-cell table:style-name="ce1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1" office:value-type="string" calcext:value-type="string">
            <text:p>Source/cmCommandArgumentLexer.cx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Y_FATAL_ERROR(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string" calcext:value-type="string">
            <text:p>/data/download/CMake/CMake/Kitware_CMake_68_old.cpp</text:p>
          </table:table-cell>
          <table:table-cell table:style-name="ce1" office:value-type="float" office:value="1077" calcext:value-type="float">
            <text:p>1077</text:p>
          </table:table-cell>
          <table:table-cell table:style-name="ce1" office:value-type="string" calcext:value-type="string">
            <text:p>/data/download/CMake/CMake/Kitware_CMake_68_new.cpp</text:p>
          </table:table-cell>
          <table:table-cell table:style-name="ce1" table:number-columns-repeated="1015"/>
        </table:table-row>
        <table:table-row table:style-name="ro7">
          <table:table-cell table:style-name="ce1" office:value-type="string" calcext:value-type="string">
            <text:p>788581883fef05820f3f83ec5d1456490bc2397f</text:p>
          </table:table-cell>
          <table:table-cell table:style-name="ce1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1" office:value-type="string" calcext:value-type="string">
            <text:p>Source/cmCommandArgumentLexer.cx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Y_FATAL_ERROR(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string" calcext:value-type="string">
            <text:p>/data/download/CMake/CMake/Kitware_CMake_68_old.cpp</text:p>
          </table:table-cell>
          <table:table-cell table:style-name="ce1" office:value-type="float" office:value="1145" calcext:value-type="float">
            <text:p>1145</text:p>
          </table:table-cell>
          <table:table-cell table:style-name="ce1" office:value-type="string" calcext:value-type="string">
            <text:p>/data/download/CMake/CMake/Kitware_CMake_68_new.cpp</text:p>
          </table:table-cell>
          <table:table-cell table:style-name="ce1"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8">
          <table:table-cell table:style-name="ce2" office:value-type="string" calcext:value-type="string">
            <text:p>a0d64ecf8b9eac29cbfeb7461cf3bcb1688f7aa7</text:p>
          </table:table-cell>
          <table:table-cell table:style-name="ce2"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table:style-name="ce2" office:value-type="string" calcext:value-type="string">
            <text:p>Source/cmCoreTryCompile.cx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printf(fout, "set_property(TARGET %s PROPERTY %s %s)\n", targetName.c_str(),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/data/download/CMake/CMake/Kitware_CMake_72_old.cpp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/data/download/CMake/CMake/Kitware_CMake_72_new.cpp</text:p>
          </table:table-cell>
          <table:table-cell table:style-name="ce2" table:number-columns-repeated="1015"/>
        </table:table-row>
        <table:table-row table:style-name="ro9">
          <table:table-cell table:style-name="ce2" office:value-type="string" calcext:value-type="string">
            <text:p>0290bfc35dee73fb534556700554536f1164caaf</text:p>
          </table:table-cell>
          <table:table-cell table:style-name="ce2"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table:style-name="ce2" office:value-type="string" calcext:value-type="string">
            <text:p>Utilities/cmcurl/lib/easy.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nprintf(buf, sizeof(buf), "CHARSET=cp%u", cp);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/data/download/CMake/CMake/Kitware_CMake_73_old.cpp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/data/download/CMake/CMake/Kitware_CMake_73_new.cpp</text:p>
          </table:table-cell>
          <table:table-cell table:style-name="ce2"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74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7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75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75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9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0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81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8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84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8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5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/data/download/CMake/CMake/Kitware_CMake_86_old.cpp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/data/download/CMake/CMake/Kitware_CMake_8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89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8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3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7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7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0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inorVersion());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ajorVersion())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PatchVersion());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TweakVersion()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79abb82fe1c90b65f124a8dd31e4a0227583ce4</text:p>
          </table:table-cell>
          <table:table-cell office:value-type="string" calcext:value-type="string">
            <text:p>Merge topic 'extract-cmMessenger'</text:p>
            <text:p/>
            <text:p>1462576b Parser: Port away from cmMakefile</text:p>
            <text:p>421012a3 cmMessenger: Extract from cmake class</text:p>
            <text:p>14a8d61f cmMakefile: Port nested error logic away from cmExecutionStatus</text:p>
            <text:p>2af853de cmMakefile: Simplify IssueMessage implementation</text:p>
            <text:p>33bb9cfa Parser: Issue messages through cmake, not cmSystemTools</text:p>
            <text:p>db7de303 Parser: Store the Backtrace for use in issuing messages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6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421012a330989a64b24a3289379bb4938e6ed3ea</text:p>
          </table:table-cell>
          <table:table-cell office:value-type="string" calcext:value-type="string">
            <text:p>cmMessenger: Extract from cmake class</text:p>
            <text:p/>
            <text:p>This way messages can be issued independent of the cmake instance.</text:p>
            <text:p/>
            <text:p>It is now possible to make DisplayMessage a virtual interface and</text:p>
            <text:p>override it to handle messages in the cmake-gui or future IDE</text:p>
            <text:p>interaction interfaces.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7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7_new.cpp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67a7dcef45fef6172514d6df1bea3ca94a04735a</text:p>
          </table:table-cell>
          <table:table-cell office:value-type="string" calcext:value-type="string">
            <text:p>Merge topic 'readability-named-parameter'</text:p>
            <text:p/>
            <text:p>e7b842e1 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13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13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1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14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6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16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new.cpp</text:p>
          </table:table-cell>
          <table:table-cell table:number-columns-repeated="1015"/>
        </table:table-row>
        <table:table-row table:style-name="ro11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22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22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23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23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5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3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3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3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3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3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4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41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4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42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4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44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9cb685505ad86ecb560d1c71e7314f0ef98971f2</text:p>
          </table:table-cell>
          <table:table-cell office:value-type="string" calcext:value-type="string">
            <text:p>Merge topic 'update-libarchive'</text:p>
            <text:p/>
            <text:p>52f58267 Merge branch 'upstream-LibArchive' into update-libarchive</text:p>
            <text:p>2b94d71d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8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9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9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0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0_new.cp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1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1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</table:table>
      <table:table table:name="Kitware_CMake_base_ment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commit_sha</text:p>
          </table:table-cell>
          <table:table-cell office:value-type="string" calcext:value-type="string">
            <text:p>commit_messag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change_type</text:p>
          </table:table-cell>
          <table:table-cell office:value-type="string" calcext:value-type="string">
            <text:p>log_statement</text:p>
          </table:table-cell>
          <table:table-cell office:value-type="string" calcext:value-type="string">
            <text:p>old_log_loc</text:p>
          </table:table-cell>
          <table:table-cell office:value-type="string" calcext:value-type="string">
            <text:p>old_store_name</text:p>
          </table:table-cell>
          <table:table-cell office:value-type="string" calcext:value-type="string">
            <text:p>new_log_loc</text:p>
          </table:table-cell>
          <table:table-cell office:value-type="string" calcext:value-type="string">
            <text:p>new_store_name</text:p>
          </table:table-cell>
          <table:table-cell table:number-columns-repeated="1015"/>
        </table:table-row>
        <table:table-row table:style-name="ro13">
          <table:table-cell table:style-name="ce2" office:value-type="string" calcext:value-type="string">
            <text:p>23b3d46e96f88ff66bdd064e484c0ba9ffa10ebc</text:p>
          </table:table-cell>
          <table:table-cell table:style-name="ce2"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table:style-name="ce2" office:value-type="string" calcext:value-type="string">
            <text:p>Source/kwsys/ProcessUNIX.c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printf(cp-&gt;ExitExceptionString, "Signal %d", sig);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string" calcext:value-type="string">
            <text:p>/data/download/CMake/CMake/Kitware_CMake_0_old.cpp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string" calcext:value-type="string">
            <text:p>/data/download/CMake/CMake/Kitware_CMake_0_new.cpp</text:p>
          </table:table-cell>
          <table:table-cell table:style-name="ce2" table:number-columns-repeated="1015"/>
        </table:table-row>
        <table:table-row table:style-name="ro14">
          <table:table-cell office:value-type="string" calcext:value-type="string">
            <text:p>23b3d46e96f88ff66bdd064e484c0ba9ffa10ebc</text:p>
          </table:table-cell>
          <table:table-cell office:value-type="string" calcext:value-type="string">
            <text:p>Merge topic 'update-kwsys'</text:p>
            <text:p/>
            <text:p>16ebd9f6 Merge branch 'upstream-KWSys' into update-kwsys</text:p>
            <text:p>7be70ca6 KWSys 2017-05-16 (fe1f22ce)</text:p>
            <text:p/>
            <text:p>Acked-by: Kitware Robot &lt;kwrobot@kitware.com&gt;</text:p>
            <text:p>Merge-request: !856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1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2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6ebd9f6152fedd1804f13c91ed14e8963e53d3f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7-05-16 (fe1f22ce)</text:p>
          </table:table-cell>
          <table:table-cell office:value-type="string" calcext:value-type="string">
            <text:p>Source/kwsys/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3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3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UN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cp-&gt;ExitExceptionString, "Signal %d", sig);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/data/download/CMake/CMake/Kitware_CMake_4_old.cpp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/data/download/CMake/CMake/Kitware_CMake_4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7be70ca6cc888df532d2f1560e74d13642730ee5</text:p>
          </table:table-cell>
          <table:table-cell office:value-type="string" calcext:value-type="string">
            <text:p>KWSys 2017-05-16 (fe1f22ce)</text:p>
            <text:p/>
            <text:p>Code extracted from:</text:p>
            <text:p/>
            <text:p>    https://gitlab.kitware.com/utils/kwsys.git</text:p>
            <text:p/>
            <text:p>at commit fe1f22ceefdae18df33e5bab8483fec7a82d4cee (master).</text:p>
            <text:p/>
            <text:p>Upstream Shortlog</text:p>
            <text:p>-----------------</text:p>
            <text:p/>
            <text:p>Adam Weisi (3):</text:p>
            <text:p>      8a799e36 Process: Improve definition ordering in header file</text:p>
            <text:p>      7d56ef24 Process: Save results from all children internally</text:p>
            <text:p>      b7eba998 Process: Add APIs to get results of individual processes</text:p>
            <text:p/>
            <text:p>Ben Boeckel (2):</text:p>
            <text:p>      cea71543 style: remove separator comments</text:p>
            <text:p>      874dc559 style: help clang-format near macros</text:p>
          </table:table-cell>
          <table:table-cell office:value-type="string" calcext:value-type="string">
            <text:p>ProcessWin32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snprintf(cp-&gt;ExitExceptionString, KWSYSPE_PIPE_BUFFER_SIZE,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/data/download/CMake/CMake/Kitware_CMake_5_old.cpp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/data/download/CMake/CMake/Kitware_CMake_5_new.cpp</text:p>
          </table:table-cell>
          <table:table-cell table:number-columns-repeated="1015"/>
        </table:table-row>
        <table:table-row table:style-name="ro17">
          <table:table-cell table:style-name="ce2" office:value-type="string" calcext:value-type="string">
            <text:p>8843120ded39b90423afd48ebfde4c059d9495ed</text:p>
          </table:table-cell>
          <table:table-cell table:style-name="ce2"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table:style-name="ce2" office:value-type="string" calcext:value-type="string">
            <text:p>Utilities/cmcurl/lib/conncache.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turn aprintf("%s:%d", hostname, conn-&gt;port);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/data/download/CMake/CMake/Kitware_CMake_6_old.cpp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/data/download/CMake/CMake/Kitware_CMake_6_new.cpp</text:p>
          </table:table-cell>
          <table:table-cell table:style-name="ce2"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7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7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0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8843120ded39b90423afd48ebfde4c059d9495ed</text:p>
          </table:table-cell>
          <table:table-cell office:value-type="string" calcext:value-type="string">
            <text:p>Merge topic 'update-curl'</text:p>
            <text:p/>
            <text:p>95d3ebcc curl: Set TLS/SSL build options the way we need for CMake</text:p>
            <text:p>11ba72c6 curl: Skip building docs within CMake</text:p>
            <text:p>29997590 Merge branch 'upstream-curl' into update-curl</text:p>
            <text:p>fd7d521c curl 2017-04-19 (d957e218)</text:p>
            <text:p>5af9c8e2 curl: Update script to get curl 7.54.0</text:p>
            <text:p/>
            <text:p>Acked-by: Kitware Robot &lt;kwrobot@kitware.com&gt;</text:p>
            <text:p>Merge-request: !828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1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2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3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1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1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16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1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99975908ada992800791fac7f3739050e0ae2a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7-04-19 (d957e218)</text:p>
            <text:p/>
            <text:p>Resolve conflicts in `CMakeLists.txt` in favor of the upstream version.</text:p>
            <text:p>We will re-apply our logic as needed in following commits.</text:p>
          </table:table-cell>
          <table:table-cell office:value-type="string" calcext:value-type="string">
            <text:p>Utilities/cmcurl/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17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1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conncach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/data/download/CMake/CMake/Kitware_CMake_18_old.cp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/data/download/CMake/CMake/Kitware_CMake_1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/data/download/CMake/CMake/Kitware_CMake_19_old.cpp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conn-&gt;data-&gt;state.buffer),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data-&gt;state.buffer),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old.cpp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/data/download/CMake/CMake/Kitware_CMake_2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ht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data-&gt;state.buffer, sizeof(data-&gt;state.buffer), "%s:%s", user, pwd);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old.cpp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/data/download/CMake/CMake/Kitware_CMake_2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malloc of buffer failed\n"));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ur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UGF(fprintf(stderr, "Error: realloc of buffer failed\n"));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/data/download/CMake/CMake/Kitware_CMake_22_old.cpp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/data/download/CMake/CMake/Kitware_CMake_2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fd7d521c9d70655618db8232d45e5aaf81700f91</text:p>
          </table:table-cell>
          <table:table-cell office:value-type="string" calcext:value-type="string">
            <text:p>curl 2017-04-19 (d957e218)</text:p>
            <text:p/>
            <text:p>Code extracted from:</text:p>
            <text:p/>
            <text:p>    https://github.com/curl/curl.git</text:p>
            <text:p/>
            <text:p>at commit d957e2189fdc73cef0ff3d1fb58043d354754449 (curl-7_54_0).</text:p>
          </table:table-cell>
          <table:table-cell office:value-type="string" calcext:value-type="string">
            <text:p>lib/vtls/cyass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snprintf(buffer, size, "wolfSSL/%s", wolfSSL_lib_version());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/data/download/CMake/CMake/Kitware_CMake_23_old.cpp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23_new.cpp</text:p>
          </table:table-cell>
          <table:table-cell table:number-columns-repeated="1015"/>
        </table:table-row>
        <table:table-row table:style-name="ro19">
          <table:table-cell table:style-name="ce2" office:value-type="string" calcext:value-type="string">
            <text:p>4046cb2d109bb91a16f53962219ad25c80d30755</text:p>
          </table:table-cell>
          <table:table-cell table:style-name="ce2"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table:style-name="ce2" office:value-type="string" calcext:value-type="string">
            <text:p>Source/bindexplib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printf(stderr, "Couldn't open file '%s' with CreateFile()\n", filename);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/data/download/CMake/CMake/Kitware_CMake_24_old.cpp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/data/download/CMake/CMake/Kitware_CMake_24_new.cpp</text:p>
          </table:table-cell>
          <table:table-cell table:style-name="ce2"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046cb2d109bb91a16f53962219ad25c80d30755</text:p>
          </table:table-cell>
          <table:table-cell office:value-type="string" calcext:value-type="string">
            <text:p>Merge topic 'bindexplib-arm'</text:p>
            <text:p/>
            <text:p>48fa2914 bindexplib: add ARM support</text:p>
            <text:p>97c605fd bindexplib: remove unused code</text:p>
            <text:p>7a8860af bindexplib: clang-format</text:p>
            <text:p/>
            <text:p>Acked-by: Kitware Robot &lt;kwrobot@kitware.com&gt;</text:p>
            <text:p>Merge-request: !604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4_old.cp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/data/download/CMake/CMake/Kitware_CMake_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'%s' with CreateFile()\n", filename);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open file mapping with CreateFileMapping()\n");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Couldn't map view of file with MapViewOfFile()\n");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err, "File is an executable. <text:s/>I don't dump those.\n");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a8860afbc614f2215e083adadb25963fe8f4dfe</text:p>
          </table:table-cell>
          <table:table-cell office:value-type="string" calcext:value-type="string">
            <text:p>bindexplib: clang-format</text:p>
          </table:table-cell>
          <table:table-cell office:value-type="string" calcext:value-type="string">
            <text:p>Source/bindexplib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"unrecognized file format in '%s'\n", filename);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/data/download/CMake/CMake/Kitware_CMake_25_old.cpp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/data/download/CMake/CMake/Kitware_CMake_25_new.cpp</text:p>
          </table:table-cell>
          <table:table-cell table:number-columns-repeated="1015"/>
        </table:table-row>
        <table:table-row table:style-name="ro17">
          <table:table-cell table:style-name="ce2" office:value-type="string" calcext:value-type="string">
            <text:p>33f636264a5d830f67316dc6184f4056b3a3629f</text:p>
          </table:table-cell>
          <table:table-cell table:style-name="ce2"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table:style-name="ce2" office:value-type="string" calcext:value-type="string">
            <text:p>Utilities/cmlibarchive/libarchive/archive_read_disk_entry_from_file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rchive_set_error(&amp;a-&gt;archive, errno,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/data/download/CMake/CMake/Kitware_CMake_26_old.cpp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/data/download/CMake/CMake/Kitware_CMake_26_new.cpp</text:p>
          </table:table-cell>
          <table:table-cell table:style-name="ce2"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26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26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27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27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28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28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29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29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30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30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31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1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32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32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33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33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5">
          <table:table-cell table:style-name="ce1" office:value-type="string" calcext:value-type="string">
            <text:p>33f636264a5d830f67316dc6184f4056b3a3629f</text:p>
          </table:table-cell>
          <table:table-cell table:style-name="ce1"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table:style-name="ce1" office:value-type="string" calcext:value-type="string">
            <text:p>Utilities/cmlibarchive/libarchive/archive_write_disk_posix.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sobj_error(int *a_eno, struct archive_string *a_estr,</text:p>
          </table:table-cell>
          <table:table-cell table:style-name="ce1" office:value-type="float" office:value="2359" calcext:value-type="float">
            <text:p>2359</text:p>
          </table:table-cell>
          <table:table-cell table:style-name="ce1" office:value-type="string" calcext:value-type="string">
            <text:p>/data/download/CMake/CMake/Kitware_CMake_34_old.cpp</text:p>
          </table:table-cell>
          <table:table-cell table:style-name="ce1" office:value-type="float" office:value="2462" calcext:value-type="float">
            <text:p>2462</text:p>
          </table:table-cell>
          <table:table-cell table:style-name="ce1" office:value-type="string" calcext:value-type="string">
            <text:p>/data/download/CMake/CMake/Kitware_CMake_34_new.cpp</text:p>
          </table:table-cell>
          <table:table-cell table:style-name="ce1"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34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34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18">
          <table:table-cell office:value-type="string" calcext:value-type="string">
            <text:p>33f636264a5d830f67316dc6184f4056b3a3629f</text:p>
          </table:table-cell>
          <table:table-cell office:value-type="string" calcext:value-type="string">
            <text:p>Merge topic 'update-libarchive'</text:p>
            <text:p/>
            <text:p>d49176e9 libarchive: Avoid using isblank</text:p>
            <text:p>ce8f117f libarchive: Avoid declaration after statement in C code</text:p>
            <text:p>e0f725f8 libarchive: Fix use of ssize_t in archive_entry.h</text:p>
            <text:p>ae4861ec libarchive: Define __LA_DEPRECATED consistently</text:p>
            <text:p>fecb70dd Update CMake pre-cached values for libarchive 3.3.0</text:p>
            <text:p>a59a7ee9 Merge branch 'upstream-LibArchive' into update-libarchive</text:p>
            <text:p>c206211a LibArchive 2017-02-19 (100ee75a)</text:p>
            <text:p>cdce7c61 libarchive: Update script to get 3.3.0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5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35_new.cp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8429068d7c37d06e53b871811760419ab3e36455</text:p>
          </table:table-cell>
          <table:table-cell table:style-name="ce3" office:value-type="string" calcext:value-type="string">
            <text:p>Merge topic 'update-libuv'</text:p>
            <text:p/>
            <text:p>741b7621 Merge branch 'upstream-libuv' into update-libuv</text:p>
            <text:p>1f661e87 libuv 2017-02-21 (52ae8264)</text:p>
          </table:table-cell>
          <table:table-cell table:style-name="ce3" office:value-type="string" calcext:value-type="string">
            <text:p>Utilities/cmlibuv/src/unix/os390.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nprintf(trypath, sizeof(trypath) - 1, "%s/%s", token, args);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/data/download/CMake/CMake/Kitware_CMake_36_old.cpp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/data/download/CMake/CMake/Kitware_CMake_36_new.cpp</text:p>
          </table:table-cell>
          <table:table-cell table:style-name="ce3" table:number-columns-repeated="1015"/>
        </table:table-row>
        <table:table-row table:style-name="ro3">
          <table:table-cell table:style-name="ce3" office:value-type="string" calcext:value-type="string">
            <text:p>741b7621b3c71406359d75098f9bdf8d3567662f</text:p>
          </table:table-cell>
          <table:table-cell table:style-name="ce3" office:value-type="string" calcext:value-type="string">
            <text:p>Merge branch 'upstream-libuv' into update-libuv</text:p>
            <text:p/>
            <text:p>* upstream-libuv:</text:p>
            <text:p>  libuv 2017-02-21 (52ae8264)</text:p>
          </table:table-cell>
          <table:table-cell table:style-name="ce3" office:value-type="string" calcext:value-type="string">
            <text:p>Utilities/cmlibuv/src/unix/os390.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nprintf(trypath, sizeof(trypath) - 1, "%s/%s", token, args);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/data/download/CMake/CMake/Kitware_CMake_37_old.cpp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/data/download/CMake/CMake/Kitware_CMake_37_new.cpp</text:p>
          </table:table-cell>
          <table:table-cell table:style-name="ce3" table:number-columns-repeated="1015"/>
        </table:table-row>
        <table:table-row table:style-name="ro2">
          <table:table-cell table:style-name="ce3" office:value-type="string" calcext:value-type="string">
            <text:p>1f661e87a6a8304edb77bd30b546e5d113477c59</text:p>
          </table:table-cell>
          <table:table-cell table:style-name="ce3" office:value-type="string" calcext:value-type="string">
            <text:p>libuv 2017-02-21 (52ae8264)</text:p>
            <text:p/>
            <text:p>Code extracted from:</text:p>
            <text:p/>
            <text:p>    https://github.com/libuv/libuv.git</text:p>
            <text:p/>
            <text:p>at commit 52ae826492f50f151138ed115faa5e0ac8c803ce (v1.x).</text:p>
          </table:table-cell>
          <table:table-cell table:style-name="ce3" office:value-type="string" calcext:value-type="string">
            <text:p>src/unix/os390.c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nprintf(trypath, sizeof(trypath) - 1, "%s/%s", token, args);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/data/download/CMake/CMake/Kitware_CMake_38_old.cpp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/data/download/CMake/CMake/Kitware_CMake_38_new.cpp</text:p>
          </table:table-cell>
          <table:table-cell table:style-name="ce3"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3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3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4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4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4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4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4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4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4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4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4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4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4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4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4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4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a59a7ee95601f3496ec9ba9ae1283a8d980460bf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7-02-19 (100ee75a)</text:p>
          </table:table-cell>
          <table:table-cell office:value-type="string" calcext:value-type="string">
            <text:p>Utilities/cmlibarchive/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4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 "Failed "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disk_entry_from_file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49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4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uu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/data/download/CMake/CMake/Kitware_CMake_50_old.cpp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/data/download/CMake/CMake/Kitware_CMake_5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ARCHIVE_ERRNO_MISC,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 ENOMEM,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self-&gt;archive-&gt;archive,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ilter_xz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self-&gt;archive-&gt;archive),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51_old.cpp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/data/download/CMake/CMake/Kitware_CMake_5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ENOMEM,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t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/data/download/CMake/CMake/Kitware_CMake_52_old.cpp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/data/download/CMake/CMake/Kitware_CMake_5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warc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/data/download/CMake/CMake/Kitware_CMake_53_old.cpp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/data/download/CMake/CMake/Kitware_CMake_5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xar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(a-&gt;archive),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/data/download/CMake/CMake/Kitware_CMake_54_old.cpp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/data/download/CMake/CMake/Kitware_CMake_5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read_support_format_zi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/data/download/CMake/CMake/Kitware_CMake_55_old.cpp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/data/download/CMake/CMake/Kitware_CMake_5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ARCHIVE_ERRNO_MISC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acl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a, errno,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/data/download/CMake/CMake/Kitware_CMake_56_old.cpp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/data/download/CMake/CMake/Kitware_CMake_5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tic voidfsobj_error(int *, struct archive_string *, int, const char *,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hdir() failure");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n, "Can't create '%s'",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int *a_eno, struct archive_string *a_estr,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tring_sprintf(a_estr, errstr, path);</text:p>
          </table:table-cell>
          <table:table-cell office:value-type="float" office:value="2359" calcext:value-type="float">
            <text:p>2359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31" calcext:value-type="float">
            <text:p>2431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60" calcext:value-type="float">
            <text:p>2660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0,</text:p>
          </table:table-cell>
          <table:table-cell office:value-type="float" office:value="2443" calcext:value-type="float">
            <text:p>244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0,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81" calcext:value-type="float">
            <text:p>2681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obj_error(a_eno, a_estr, errno,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464" calcext:value-type="float">
            <text:p>246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 ARCHIVE_ERRNO_MISC,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29" calcext:value-type="float">
            <text:p>282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2584" calcext:value-type="float">
            <text:p>2584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rror_number, "%s",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 "Can't test directory '%s'", path);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54" calcext:value-type="float">
            <text:p>4054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3767" calcext:value-type="float">
            <text:p>3767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disk_posix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hive_set_error(&amp;a-&gt;archive, errno,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/data/download/CMake/CMake/Kitware_CMake_57_old.cpp</text:p>
          </table:table-cell>
          <table:table-cell office:value-type="float" office:value="4125" calcext:value-type="float">
            <text:p>4125</text:p>
          </table:table-cell>
          <table:table-cell office:value-type="string" calcext:value-type="string">
            <text:p>/data/download/CMake/CMake/Kitware_CMake_5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ENOMEM, "%s %s"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206211af647dd1f7039da91c34c9c72e50aefdf</text:p>
          </table:table-cell>
          <table:table-cell office:value-type="string" calcext:value-type="string">
            <text:p>LibArchive 2017-02-19 (100ee75a)</text:p>
            <text:p/>
            <text:p>Code extracted from:</text:p>
            <text:p/>
            <text:p>    https://github.com/libarchive/libarchive.git</text:p>
            <text:p/>
            <text:p>at commit 100ee75a01f1f785fc681f616db49a33405f8bf3 (v3.3.0).</text:p>
          </table:table-cell>
          <table:table-cell office:value-type="string" calcext:value-type="string">
            <text:p>libarchive/archive_write_set_format_pax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/data/download/CMake/CMake/Kitware_CMake_58_old.cpp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/data/download/CMake/CMake/Kitware_CMake_58_new.cpp</text:p>
          </table:table-cell>
          <table:table-cell table:number-columns-repeated="1015"/>
        </table:table-row>
        <table:table-row table:style-name="ro6">
          <table:table-cell table:style-name="ce2" office:value-type="string" calcext:value-type="string">
            <text:p>bb72fff2f09ef307b74de35ab00dfc08e6da83ee</text:p>
          </table:table-cell>
          <table:table-cell table:style-name="ce2"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table:style-name="ce2" office:value-type="string" calcext:value-type="string">
            <text:p>Utilities/cmcurl/lib/ldap.c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vfprintf(stderr, fmt, args);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string" calcext:value-type="string">
            <text:p>/data/download/CMake/CMake/Kitware_CMake_59_old.cpp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string" calcext:value-type="string">
            <text:p>/data/download/CMake/CMake/Kitware_CMake_59_new.cpp</text:p>
          </table:table-cell>
          <table:table-cell table:style-name="ce2" table:number-columns-repeated="1015"/>
        </table:table-row>
        <table:table-row table:style-name="ro20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0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0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bb72fff2f09ef307b74de35ab00dfc08e6da83ee</text:p>
          </table:table-cell>
          <table:table-cell office:value-type="string" calcext:value-type="string">
            <text:p>Merge topic 'update-curl'</text:p>
            <text:p/>
            <text:p>d4da4755 Help: Add notes for topic 'update-curl'</text:p>
            <text:p>14c77153 Tests: Fix `file://` URLs given to curl</text:p>
            <text:p>73ae6700 curl: Fix passing _WINSOCKAPI_ macro to compiler</text:p>
            <text:p>1df9d5f9 Merge branch 'upstream-curl' into update-curl</text:p>
            <text:p>4cc2908f curl 2016-12-22 (44b9b4d4)</text:p>
            <text:p>f4a3290a curl: Update script to get curl 7.52.1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1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2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3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df9d5f91944e0b5ba00815d55bb7dc545053b4c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2-22 (44b9b4d4)</text:p>
          </table:table-cell>
          <table:table-cell office:value-type="string" calcext:value-type="string">
            <text:p>Utilities/cmcurl/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4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ldap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fprintf(stderr, fmt, args);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/data/download/CMake/CMake/Kitware_CMake_65_old.cpp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/data/download/CMake/CMake/Kitware_CMake_6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vtls/darwinssl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ntf("%s:%d:%d:%s:%hu", data-&gt;set.str[STRING_SSL_CAFILE],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/data/download/CMake/CMake/Kitware_CMake_66_old.cpp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/data/download/CMake/CMake/Kitware_CMake_6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cc2908fdaaf1ab8afe5c2ae5dbb3401859a9aab</text:p>
          </table:table-cell>
          <table:table-cell office:value-type="string" calcext:value-type="string">
            <text:p>curl 2016-12-22 (44b9b4d4)</text:p>
            <text:p/>
            <text:p>Code extracted from:</text:p>
            <text:p/>
            <text:p>    https://github.com/curl/curl.git</text:p>
            <text:p/>
            <text:p>at commit 44b9b4d4f56d6f6de92c89636994c03984e9cd01 (curl-7_52_1).</text:p>
          </table:table-cell>
          <table:table-cell office:value-type="string" calcext:value-type="string">
            <text:p>lib/x509asn1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 <text:s/>n, 4, "%02x:", *(const unsigned char *) beg�);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/data/download/CMake/CMake/Kitware_CMake_67_old.cpp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/data/download/CMake/CMake/Kitware_CMake_67_new.cpp</text:p>
          </table:table-cell>
          <table:table-cell table:number-columns-repeated="1015"/>
        </table:table-row>
        <table:table-row table:style-name="ro7">
          <table:table-cell table:style-name="ce2" office:value-type="string" calcext:value-type="string">
            <text:p>788581883fef05820f3f83ec5d1456490bc2397f</text:p>
          </table:table-cell>
          <table:table-cell table:style-name="ce2" office:value-type="string" calcext:value-type="string">
            <text:p>Merge topic 'rebuild-lexers'</text:p>
            <text:p/>
            <text:p>c5df1f16 Regenerate lexer source code</text:p>
          </table:table-cell>
          <table:table-cell table:style-name="ce2" office:value-type="string" calcext:value-type="string">
            <text:p>Source/cmCommandArgumentLexer.cx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YY_FATAL_ERROR( "input in flex scanner failed" ); \</text:p>
          </table:table-cell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/data/download/CMake/CMake/Kitware_CMake_68_old.cpp</text:p>
          </table:table-cell>
          <table:table-cell table:style-name="ce2" office:value-type="float" office:value="634" calcext:value-type="float">
            <text:p>634</text:p>
          </table:table-cell>
          <table:table-cell table:style-name="ce2" office:value-type="string" calcext:value-type="string">
            <text:p>/data/download/CMake/CMake/Kitware_CMake_68_new.cpp</text:p>
          </table:table-cell>
          <table:table-cell table:style-name="ce2"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68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68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788581883fef05820f3f83ec5d1456490bc2397f</text:p>
          </table:table-cell>
          <table:table-cell office:value-type="string" calcext:value-type="string">
            <text:p>Merge topic 'rebuild-lexers'</text:p>
            <text:p/>
            <text:p>c5df1f16 Regenerate lexer source code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69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6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create_buffer()" );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ensure_buffer_stack()" );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uffer()" );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CommandArgument_yy_scan_bytes()" );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CommandArgument_yy_scan_bytes()" );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lineno called with no buffer" , yyscanner);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CommandArgument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CommandArgument_yyset_column called with no buffer" , yyscanner);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/data/download/CMake/CMake/Kitware_CMake_70_old.cpp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/data/download/CMake/CMake/Kitware_CMake_7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create_buffer()" );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out of dynamic memory in cmExpr_yyensure_buffer_stack()" );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uffer()" );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Expr_yy_scan_bytes()" );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Expr_yy_scan_bytes()" );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lineno called with no buffer" , yyscanner);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c5df1f165c7f8f1e31e3144d326c6836af2e678d</text:p>
          </table:table-cell>
          <table:table-cell office:value-type="string" calcext:value-type="string">
            <text:p>Regenerate lexer source code</text:p>
            <text:p/>
            <text:p>Revise the manual procedure in the `*Lexer.in.l` files.  Some of our</text:p>
            <text:p>post-processing steps are no longer necessary with the current set of</text:p>
            <text:p>supported compilers.  Some steps changed with newer versions of flex.</text:p>
            <text:p/>
            <text:p>Then regenerate all lexers with flex version 2.6.1.</text:p>
          </table:table-cell>
          <table:table-cell office:value-type="string" calcext:value-type="string">
            <text:p>Source/cmExpr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Expr_yyset_column called with no buffer" , yyscanner);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/data/download/CMake/CMake/Kitware_CMake_71_old.cpp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/data/download/CMake/CMake/Kitware_CMake_71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a0d64ecf8b9eac29cbfeb7461cf3bcb1688f7aa7</text:p>
          </table:table-cell>
          <table:table-cell office:value-type="string" calcext:value-type="string">
            <text:p>Merge topic 'try_compile-lang-std'</text:p>
            <text:p/>
            <text:p>f72ba42b try_compile: Add policy CMP0067 to honor language standards</text:p>
            <text:p>45aa03b9 try_compile: Add options to specify language standards</text:p>
            <text:p>3bb2051e try_compile: Stop processing when test build system fails to generate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2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2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3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74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7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75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75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76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76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0290bfc35dee73fb534556700554536f1164caaf</text:p>
          </table:table-cell>
          <table:table-cell office:value-type="string" calcext:value-type="string">
            <text:p>Merge topic 'update-curl'</text:p>
            <text:p/>
            <text:p>df7fa47c curl: Disable symbol hiding logic in build for CMake</text:p>
            <text:p>f8a1ba20 Merge branch 'upstream-curl' into update-curl</text:p>
            <text:p>93cc249f curl 2016-11-02 (3c561c65)</text:p>
            <text:p>25d7b1ca curl: Update script to get curl 7.51.0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77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45aa03b97aeeb512264ac2bfbb2028330be254d1</text:p>
          </table:table-cell>
          <table:table-cell office:value-type="string" calcext:value-type="string">
            <text:p>try_compile: Add options to specify language standards</text:p>
            <text:p/>
            <text:p>Give `try_compile` callers a way to control the `CXX_STANDARD`,</text:p>
            <text:p>`CXX_STANDARD_REQUIRED`, and `CXX_EXTENSIONS` properties of the</text:p>
            <text:p>generated test target (or the `C` equivalents) in order to compile a</text:p>
            <text:p>test source for a particular language standard.</text:p>
            <text:p/>
            <text:p>Issue: #16456</text:p>
          </table:table-cell>
          <table:table-cell office:value-type="string" calcext:value-type="string">
            <text:p>Source/cmCoreTryCompile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rintf(fout, "set_property(TARGET %s PROPERTY %s %s)\n", targetName.c_str()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/data/download/CMake/CMake/Kitware_CMake_78_old.cp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/data/download/CMake/CMake/Kitware_CMake_7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79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7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0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/data/download/CMake/CMake/Kitware_CMake_81_old.cpp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/data/download/CMake/CMake/Kitware_CMake_8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/data/download/CMake/CMake/Kitware_CMake_82_old.cpp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/data/download/CMake/CMake/Kitware_CMake_8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8a1ba202f51e70510f12f46fe0633ea908d5144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11-02 (3c561c65)</text:p>
          </table:table-cell>
          <table:table-cell office:value-type="string" calcext:value-type="string">
            <text:p>Utilities/cmcurl/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eas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buf, sizeof(buf), "CHARSET=cp%u", cp);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84_old.cpp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/data/download/CMake/CMake/Kitware_CMake_8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ormdata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snprintf(s, sizeof(s), fmt, ap);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/data/download/CMake/CMake/Kitware_CMake_85_old.cpp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/data/download/CMake/CMake/Kitware_CMake_8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ftp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_len = vsnprintf(s, SBUF_SIZE-3, fmt, ap);</text:p>
          </table:table-cell>
          <table:table-cell office:value-type="float" office:value="4111" calcext:value-type="float">
            <text:p>4111</text:p>
          </table:table-cell>
          <table:table-cell office:value-type="string" calcext:value-type="string">
            <text:p>/data/download/CMake/CMake/Kitware_CMake_86_old.cpp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/data/download/CMake/CMake/Kitware_CMake_8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ic long dprintf_Pass1(const char *format, va_stack_t *vto, char **endpos,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mprint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rintf_Pass1(format, vto, endpos, ap_save);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/data/download/CMake/CMake/Kitware_CMake_87_old.cpp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/data/download/CMake/CMake/Kitware_CMake_8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93cc249f3dd7ecd621cd063e4c08bbdb54d971e8</text:p>
          </table:table-cell>
          <table:table-cell office:value-type="string" calcext:value-type="string">
            <text:p>curl 2016-11-02 (3c561c65)</text:p>
            <text:p/>
            <text:p>Code extracted from:</text:p>
            <text:p/>
            <text:p>    https://github.com/curl/curl.git</text:p>
            <text:p/>
            <text:p>at commit 3c561c657c2f0e553b19115a506592a8bbd744bc (curl-7_51_0).</text:p>
          </table:table-cell>
          <table:table-cell office:value-type="string" calcext:value-type="string">
            <text:p>lib/version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 = snprintf(ptr, left, " libidn/%s", stringprep_check_version(NULL));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old.cpp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/data/download/CMake/CMake/Kitware_CMake_8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89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8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0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1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88f38a2bb42599561e685dfba956866d857fe518</text:p>
          </table:table-cell>
          <table:table-cell office:value-type="string" calcext:value-type="string">
            <text:p>Merge topic 'update-kwsys'</text:p>
            <text:p/>
            <text:p>95a97a40 Merge branch 'upstream-KWSys' into update-kwsys</text:p>
            <text:p>773b36e5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2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3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4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5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5a97a40e48a0db2b206c4560d6962be3666812c</text:p>
          </table:table-cell>
          <table:table-cell office:value-type="string" calcext:value-type="string">
            <text:p>Merge branch 'upstream-KWSys' into update-kwsys</text:p>
            <text:p/>
            <text:p>* upstream-KWSys:</text:p>
            <text:p>  KWSys 2016-11-09 (18c65411)</text:p>
          </table:table-cell>
          <table:table-cell office:value-type="string" calcext:value-type="string">
            <text:p>Source/kwsys/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96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96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IOStream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rintf(buffer, format, value);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/data/download/CMake/CMake/Kitware_CMake_97_old.cp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/data/download/CMake/CMake/Kitware_CMake_97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o expression supplied.\n");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rror in compile.\n");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Expression too big.\n");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Out of memory.\n");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oo many parentheses.\n");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parentheses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 : * operand could be empty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Nested *?.\n");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valid range in [].\n");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Unmatched []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 // Never her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?* follows nothing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Trailing backslash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tf("RegularExpression::compile(): Internal error.\n");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RegularExpression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ntf(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/data/download/CMake/CMake/Kitware_CMake_98_old.cpp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/data/download/CMake/CMake/Kitware_CMake_98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rminal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fprintf(stream, format, var_args);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/data/download/CMake/CMake/Kitware_CMake_99_old.cp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/data/download/CMake/CMake/Kitware_CMake_99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stdout, "Poll count reached limit %d.\n",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No process has been executed.\n"); break;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The process is still executing.\n"); break;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when timeout expired.\n"); break;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exited with value = %d\n",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killed by parent.\n"); break;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ntf("Child was disowned.\n"); break;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24">
          <table:table-cell office:value-type="string" calcext:value-type="string">
            <text:p>773b36e5d4af3ac040625e0ea16bcfd30fcdeb6d</text:p>
          </table:table-cell>
          <table:table-cell office:value-type="string" calcext:value-type="string">
            <text:p>KWSys 2016-11-09 (18c65411)</text:p>
            <text:p/>
            <text:p>Code extracted from:</text:p>
            <text:p/>
            <text:p>    http://public.kitware.com/KWSys.git</text:p>
            <text:p/>
            <text:p>at commit 18c654114de3aa65429542f95308720bc68f9231 (master).</text:p>
            <text:p/>
            <text:p>Upstream Shortlog</text:p>
            <text:p>-----------------</text:p>
            <text:p/>
            <text:p>Brad King (14):</text:p>
            <text:p>      37306a1c FStream: Quiet unused argument warning</text:p>
            <text:p>      15e90a3c Sort includes to stabilize include order w.r.t. clang-format</text:p>
            <text:p>      26509227 Copyright.txt: Add notice of copyright by contributors</text:p>
            <text:p>      fc42d3f2 Add temporary script to filter license notices</text:p>
            <text:p>      c41c1bc4 Simplify KWSys per-source license notices</text:p>
            <text:p>      1d4c0b4a Remove temporary script that filtered license notices</text:p>
            <text:p>      a4f5ef79 SystemInformation: Remove stray comment</text:p>
            <text:p>      8649a886 kwsysPrivate: Protect KWSYS_HEADER macro from clang-format</text:p>
            <text:p>      89b98af5 Configure clang-format for KWSys source tree</text:p>
            <text:p>      547dacad Add a script to run clang-format on the entire source tree</text:p>
            <text:p>      aa94be0c CONTRIBUTING: Add a section on coding style</text:p>
            <text:p>      6604c4b6 Empty commit at end of history preceding clang-format style transition</text:p>
            <text:p>      2b3e2b1c Tell Git to not export 'clang-format' infrastructure</text:p>
            <text:p>      18c65411 FStream: Include Configure.hxx before other headers</text:p>
            <text:p/>
            <text:p>Kitware Robot (1):</text:p>
            <text:p>      6c973b46 Revise C� coding style using clang-format</text:p>
          </table:table-cell>
          <table:table-cell office:value-type="string" calcext:value-type="string">
            <text:p>testProces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rintf(stderr, "Poll count is %d, which is less than %d.\n",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/data/download/CMake/CMake/Kitware_CMake_100_old.cpp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/data/download/CMake/CMake/Kitware_CMake_100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inorVersion());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MajorVersion());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PatchVersion());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92c3cab223845ca83533bba7b6d73f6180223935</text:p>
          </table:table-cell>
          <table:table-cell office:value-type="string" calcext:value-type="string">
            <text:p>Merge topic 'split-cmState'</text:p>
            <text:p/>
            <text:p>e6eecec7 cmListFileCache: Remove cmState header include</text:p>
            <text:p>e3587ee0 cmTargetPropertyComputer: Add missing include</text:p>
            <text:p>e0a84904 cmState: Split auxiliary classes into separate files</text:p>
            <text:p>a91eaf38 cmState: Port dependents to new cmStateTypes header</text:p>
            <text:p>27be1d81 cmState: Move extracted declarations to a separate file</text:p>
            <text:p>34433c88 cmState: Remove compatibility typedefs</text:p>
            <text:p>cde6eb62 cmState: Port dependent code to new cmStateSnapshot name</text:p>
            <text:p>a9bf981a cmState: Move Snapshot type to separate namespace</text:p>
            <text:p>17d27893 cmState: Port dependent code to new cmStateDirectory name</text:p>
            <text:p>34bcec39 cmState: Move Directory class to separate namespace</text:p>
            <text:p>2fe3e55d cmState: Move CacheEntryType enum to separate namespace</text:p>
            <text:p>a49751fb cmState: Move TargetType enum to separate namespace</text:p>
            <text:p>0060391d cmState: Move SnapshotType enum to separate namespace</text:p>
            <text:p>5bc964ed cmState: Move PositionType to separate namespace</text:p>
            <text:p>2dc40996 cmState: Move PolicyStackEntry to separate namespace</text:p>
            <text:p>cb40af5d cmState: Move SnapshotDataType to separate namespace</text:p>
            <text:p>...</text:p>
          </table:table-cell>
          <table:table-cell office:value-type="string" calcext:value-type="string">
            <text:p>Source/cmStat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tf(temp, "%d", cmVersion::GetTweakVersion()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01_old.cpp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/data/download/CMake/CMake/Kitware_CMake_101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9519d79b63af5912ecb620ea28079a2341ee0253</text:p>
          </table:table-cell>
          <table:table-cell office:value-type="string" calcext:value-type="string">
            <text:p>Merge topic 'math-EXPR-unary'</text:p>
            <text:p/>
            <text:p>2810e561 math(EXPR): Add support for unary `` and `-` expressions</text:p>
            <text:p>834f52a6 cmExprParser: Revise indentation style to match rest of CMake</text:p>
            <text:p>7aaed265 cmExprParser: Port to bison 3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2_old.cpp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/data/download/CMake/CMake/Kitware_CMake_10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 define YYDPRINTF(Args) <text:s text:c="5"/>\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 <text:s text:c="3"/>\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7aaed265ade4c3b38967e83095497280a7a55153</text:p>
          </table:table-cell>
          <table:table-cell office:value-type="string" calcext:value-type="string">
            <text:p>cmExprParser: Port to bison 3</text:p>
            <text:p/>
            <text:p>Use %-directives to specify the scanner/lexer arguments and update the</text:p>
            <text:p>yyerror signature.  Reduce the list of post-bison modifications needed.</text:p>
          </table:table-cell>
          <table:table-cell office:value-type="string" calcext:value-type="string">
            <text:p>Source/cmExprParse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 define YYDSYMPRINTF(Title, Token, Value, Location)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/data/download/CMake/CMake/Kitware_CMake_103_old.cpp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/data/download/CMake/CMake/Kitware_CMake_10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506489d1ed222761f9ce752144a458290020e55</text:p>
          </table:table-cell>
          <table:table-cell office:value-type="string" calcext:value-type="string">
            <text:p>Merge topic 'fortran-depend-cleanup'</text:p>
            <text:p/>
            <text:p>d28da906 cmFortranParser: Inject a newline at end-of-file when missing</text:p>
            <text:p>8c65a501 cmFortranParser: Revise indentation style to match rest of CMake</text:p>
            <text:p>f70c71c5 cmFortranLexer: Update to flex 2.6</text:p>
            <text:p>e11cd31f Fortran: Warn when dependency scanning fails to parse a source file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4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4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create_buffer()" );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ensure_buffer_stack()" );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uffer()" );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Fortran_yy_scan_bytes()" );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Fortran_yy_scan_bytes()" );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f70c71c5a9759324d9e610bc919832b7500fd116</text:p>
          </table:table-cell>
          <table:table-cell office:value-type="string" calcext:value-type="string">
            <text:p>cmFortranLexer: Update to flex 2.6</text:p>
            <text:p/>
            <text:p>Revise the documented modifications we need to make to the</text:p>
            <text:p>flex-generated source file according to the needs of the new version.</text:p>
            <text:p>Also drop the duplicate copyright notice block from the generated file.</text:p>
          </table:table-cell>
          <table:table-cell office:value-type="string" calcext:value-type="string">
            <text:p>Source/cmFortranLexer.c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2080" calcext:value-type="float">
            <text:p>2080</text:p>
          </table:table-cell>
          <table:table-cell office:value-type="string" calcext:value-type="string">
            <text:p>/data/download/CMake/CMake/Kitware_CMake_105_old.cpp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/data/download/CMake/CMake/Kitware_CMake_105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a79abb82fe1c90b65f124a8dd31e4a0227583ce4</text:p>
          </table:table-cell>
          <table:table-cell office:value-type="string" calcext:value-type="string">
            <text:p>Merge topic 'extract-cmMessenger'</text:p>
            <text:p/>
            <text:p>1462576b Parser: Port away from cmMakefile</text:p>
            <text:p>421012a3 cmMessenger: Extract from cmake class</text:p>
            <text:p>14a8d61f cmMakefile: Port nested error logic away from cmExecutionStatus</text:p>
            <text:p>2af853de cmMakefile: Simplify IssueMessage implementation</text:p>
            <text:p>33bb9cfa Parser: Issue messages through cmake, not cmSystemTools</text:p>
            <text:p>db7de303 Parser: Store the Backtrace for use in issuing messages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6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421012a330989a64b24a3289379bb4938e6ed3ea</text:p>
          </table:table-cell>
          <table:table-cell office:value-type="string" calcext:value-type="string">
            <text:p>cmMessenger: Extract from cmake class</text:p>
            <text:p/>
            <text:p>This way messages can be issued independent of the cmake instance.</text:p>
            <text:p/>
            <text:p>It is now possible to make DisplayMessage a virtual interface and</text:p>
            <text:p>override it to handle messages in the cmake-gui or future IDE</text:p>
            <text:p>interaction interfaces.</text:p>
          </table:table-cell>
          <table:table-cell office:value-type="string" calcext:value-type="string">
            <text:p>Source/cmak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tter.PrintFormatted(msg, text.c_str());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/data/download/CMake/CMake/Kitware_CMake_107_old.cpp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/data/download/CMake/CMake/Kitware_CMake_107_new.cpp</text:p>
          </table:table-cell>
          <table:table-cell table:number-columns-repeated="1015"/>
        </table:table-row>
        <table:table-row table:style-name="ro21">
          <table:table-cell office:value-type="string" calcext:value-type="string">
            <text:p>67a7dcef45fef6172514d6df1bea3ca94a04735a</text:p>
          </table:table-cell>
          <table:table-cell office:value-type="string" calcext:value-type="string">
            <text:p>Merge topic 'readability-named-parameter'</text:p>
            <text:p/>
            <text:p>e7b842e1 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7b842e18955d13f6d9c021bab4a8935bf282744</text:p>
          </table:table-cell>
          <table:table-cell office:value-type="string" calcext:value-type="string">
            <text:p>Make sure unnused parameters are /*named*/</text:p>
          </table:table-cell>
          <table:table-cell office:value-type="string" calcext:value-type="string">
            <text:p>Source/CursesDialog/cmCursesMainForm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mCursesMainForm::AddError(const char* message, const char*)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old.cpp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/data/download/CMake/CMake/Kitware_CMake_109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0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0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11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11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12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12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13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13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14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14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15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15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6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16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17_new.cpp</text:p>
          </table:table-cell>
          <table:table-cell table:number-columns-repeated="1015"/>
        </table:table-row>
        <table:table-row table:style-name="ro25">
          <table:table-cell office:value-type="string" calcext:value-type="string">
            <text:p>85d966dcd7a29a17e42fde7b1c109e642f063d82</text:p>
          </table:table-cell>
          <table:table-cell office:value-type="string" calcext:value-type="string">
            <text:p>Merge topic 'update-curl'</text:p>
            <text:p/>
            <text:p>f59ab433 curl: Remove CMake-specific README</text:p>
            <text:p>f53f4a8a Merge branch 'upstream-curl' into update-curl</text:p>
            <text:p>202adcfe curl 2016-08-03 (f2cb3a01)</text:p>
            <text:p>e1c11352 curl: Update script to get curl 7.50.1</text:p>
            <text:p>a51c6c53 Merge branch 'upstream-curl' into update-curl</text:p>
            <text:p>7ec709d3 curl 2015-08-11 (1a7f66a3)</text:p>
            <text:p>3e9b0343 Add script to update curl from upstream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18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1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19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19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0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0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21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21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22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22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23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23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24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24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5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25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26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bcbc3857fd9976389d8eee3bb54e352ea950aec</text:p>
          </table:table-cell>
          <table:table-cell office:value-type="string" calcext:value-type="string">
            <text:p>Merge branch 'update-curl' into release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27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2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2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28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2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2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3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30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3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3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3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3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3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3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3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35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3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36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f53f4a8a2d215dac634effea575a27e000dfcb29</text:p>
          </table:table-cell>
          <table:table-cell office:value-type="string" calcext:value-type="string">
            <text:p>Merge branch 'upstream-curl' into update-curl</text:p>
            <text:p/>
            <text:p>* upstream-curl:</text:p>
            <text:p>  curl 2016-08-03 (f2cb3a01)</text:p>
          </table:table-cell>
          <table:table-cell office:value-type="string" calcext:value-type="string">
            <text:p>Utilities/cmcurl/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3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3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:%d",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nncache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aprintf("%s:%d", hostname, conn-&gt;port);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/data/download/CMake/CMake/Kitware_CMake_138_old.cp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38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#\n# Fatal libcurl error\n");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ooki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printf(out, "%s\n", format_ptr);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/data/download/CMake/CMake/Kitware_CMake_139_old.cpp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/data/download/CMake/CMake/Kitware_CMake_139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(char *)&amp;dest[i*2], 3, "%02x", source[i]);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aprintf("%s/%s", service, host);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, sizeof(cnonce), "%08x%08x%08x%08x",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1_hex[2 * i], 3, "%02x", digest[i]);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HA2_hex[2 * i], 3, "%02x", digest[i]);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&amp;resp_hash_hex[2 * i], 3, "%02x", digest[i]);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realm=\"%s\",nonce=\"%s\","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printf(cnoncebuf, sizeof(cnoncebuf), "%08x%08x%08x%08x",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:%s", userp, digest-&gt;realm, passwdp);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:%s:%s", ha1, digest-&gt;nonce, digest-&gt;cnonce);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", request, uripath);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:%s", md5this, "d41d8cd98f00b204e9800998ecf8427e");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08x:%s:%s:%s",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5this = (unsigned char *)aprintf("%s:%s:%s",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= aprintf("username=\"%s\", "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opaque=\"%s\"", response, digest-&gt;opaque);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p = aprintf("%s, algorithm=\"%s\"", response, digest-&gt;algorithm);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curl_sasl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auth = aprintf("user=%s\1auth=Bearer %s\1\1", user, bearer);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/data/download/CMake/CMake/Kitware_CMake_140_old.cp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/data/download/CMake/CMake/Kitware_CMake_14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il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buf, BUFSIZE-1,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/data/download/CMake/CMake/Kitware_CMake_141_old.cpp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/data/download/CMake/CMake/Kitware_CMake_141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d = aprintf( "%s%s%s",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/data/download/CMake/CMake/Kitware_CMake_142_old.cpp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/data/download/CMake/CMake/Kitware_CMake_142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intf("%s%s%s:%hu", conn-&gt;bits.ipv6_ip?"[":"",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http_proxy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printf("%s%s%s:%hu", ipv6_ip?"[":"", hostname, ipv6_ip?"]":"",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/data/download/CMake/CMake/Kitware_CMake_143_old.cpp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/data/download/CMake/CMake/Kitware_CMake_143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 Curl_failf(struct SessionHandle *data, const char *fmt, ...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/data/download/CMake/CMake/Kitware_CMake_144_old.cpp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/data/download/CMake/CMake/Kitware_CMake_144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endf.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oid Curl_failf(struct SessionHandle *, const char *fmt, ...)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old.cp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data/download/CMake/CMake/Kitware_CMake_145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ssh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 *tmp = aprintf("statvfs:\n"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/data/download/CMake/CMake/Kitware_CMake_146_old.cpp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/data/download/CMake/CMake/Kitware_CMake_146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nprintf(buf, sizeof(buf), "%" CURL_FORMAT_CURL_OFF_T,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quested_blksize );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02adcfe056681109fe61569ecdb3bd69f0b4f97</text:p>
          </table:table-cell>
          <table:table-cell office:value-type="string" calcext:value-type="string">
            <text:p>curl 2016-08-03 (f2cb3a01)</text:p>
            <text:p/>
            <text:p>Code extracted from:</text:p>
            <text:p/>
            <text:p>    https://github.com/bagder/curl.git</text:p>
            <text:p/>
            <text:p>at commit f2cb3a01192d36395d16acec6cdb93446ca6fd45 (curl-7_50_1).</text:p>
          </table:table-cell>
          <table:table-cell office:value-type="string" calcext:value-type="string">
            <text:p>lib/tftp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nprintf( buf, sizeof(buf), "%d", state-&gt;retry_time);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/data/download/CMake/CMake/Kitware_CMake_147_old.cpp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/data/download/CMake/CMake/Kitware_CMake_147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9cb685505ad86ecb560d1c71e7314f0ef98971f2</text:p>
          </table:table-cell>
          <table:table-cell office:value-type="string" calcext:value-type="string">
            <text:p>Merge topic 'update-libarchive'</text:p>
            <text:p/>
            <text:p>52f58267 Merge branch 'upstream-LibArchive' into update-libarchive</text:p>
            <text:p>2b94d71d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8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8_new.cp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38fc22132db1b82fad1ef5b8a7f5e030c71a90f</text:p>
          </table:table-cell>
          <table:table-cell office:value-type="string" calcext:value-type="string">
            <text:p>Merge branch 'update-libarchive' into release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49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49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52f58267c311550db83f4a9430f378e730bd3d6b</text:p>
          </table:table-cell>
          <table:table-cell office:value-type="string" calcext:value-type="string">
            <text:p>Merge branch 'upstream-LibArchive' into update-libarchive</text:p>
            <text:p/>
            <text:p>* upstream-LibArchive:</text:p>
            <text:p>  LibArchive 2016-06-19 (139d0576)</text:p>
          </table:table-cell>
          <table:table-cell office:value-type="string" calcext:value-type="string">
            <text:p>Utilities/cmlibarchive/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0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0_new.cpp</text:p>
          </table:table-cell>
          <table:table-cell table:number-columns-repeated="1015"/>
        </table:table-row>
        <table:table-row table:style-name="ro14">
          <table:table-cell office:value-type="string" calcext:value-type="string">
            <text:p>2b94d71d8850d68b677d5653c698371528344a10</text:p>
          </table:table-cell>
          <table:table-cell office:value-type="string" calcext:value-type="string">
            <text:p>LibArchive 2016-06-19 (139d0576)</text:p>
            <text:p/>
            <text:p>Code extracted from:</text:p>
            <text:p/>
            <text:p>    https://github.com/libarchive/libarchive.git</text:p>
            <text:p/>
            <text:p>at commit 139d0576b51a253732a5ab1f66805dffbf8b00af (master).</text:p>
          </table:table-cell>
          <table:table-cell office:value-type="string" calcext:value-type="string">
            <text:p>libarchive/archive_read_support_format_ra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hive_set_error(&amp;a-&gt;archive, ARCHIVE_ERRNO_FILE_FORMAT,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/data/download/CMake/CMake/Kitware_CMake_151_old.cpp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/data/download/CMake/CMake/Kitware_CMake_151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36d9a01a31560ff3eb66e914c0a36a5d6a09844a</text:p>
          </table:table-cell>
          <table:table-cell office:value-type="string" calcext:value-type="string">
            <text:p>Merge topic 'try_compile-custom-variables'</text:p>
            <text:p/>
            <text:p>d256ba07 try_compile: Optionally forward custom platform variables to test project</text:p>
            <text:p>fb4791b3 cmCoreTryCompile: Refactor forwarding of variables to test project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2_old.cpp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/data/download/CMake/CMake/Kitware_CMake_152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POSITION_INDEPENDENT_CODE \"ON\")\n");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START_STATIC \"%s\")\n", lssDef);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23">
          <table:table-cell office:value-type="string" calcext:value-type="string">
            <text:p>fb4791b37ccea1f38b8625b31df952408ab942f3</text:p>
          </table:table-cell>
          <table:table-cell office:value-type="string" calcext:value-type="string">
            <text:p>cmCoreTryCompile: Refactor forwarding of variables to test project</text:p>
            <text:p/>
            <text:p>De-duplicate the logic that constructs the cmake `-D` flag used to pass</text:p>
            <text:p>variables into the test project cache.  Also subsume variables that were</text:p>
            <text:p>propagated by generating `set()` commands in the project and pass them</text:p>
            <text:p>as cache entries instead.</text:p>
          </table:table-cell>
          <table:table-cell office:value-type="string" calcext:value-type="string">
            <text:p>Source/cmCoreTryCompile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rintf(fout, "set(CMAKE_LINK_SEARCH_END_STATIC \"%s\")\n", lssDef);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/data/download/CMake/CMake/Kitware_CMake_153_old.cpp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/data/download/CMake/CMake/Kitware_CMake_153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15">
          <table:table-cell office:value-type="string" calcext:value-type="string">
            <text:p>1e876b46911928b614ba89e234375f7f8a45d0e2</text:p>
          </table:table-cell>
          <table:table-cell office:value-type="string" calcext:value-type="string">
            <text:p>Merge topic 'clang-format-lexer'</text:p>
            <text:p/>
            <text:p>030556b7 cmListFileLexer: Revise C� coding style using clang-format</text:p>
            <text:p>e4a92dab cmListFileLexer: Update to flex 2.6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4_old.cpp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/data/download/CMake/CMake/Kitware_CMake_154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input in flex scanner failed" ); \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yy_get_next_buffer()" );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Y_FATAL_ERROR( "flex scanner push-back overflow" );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create_buffer()" );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67" calcext:value-type="float">
            <text:p>186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ensure_buffer_stack()" );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uffer()" );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out of dynamic memory in cmListFileLexer_yy_scan_bytes()" );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Y_FATAL_ERROR( "bad buffer in cmListFileLexer_yy_scan_bytes()" );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void) fprintf( stderr, "%s\n", msg );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lineno called with no buffer" , yyscanner);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2">
          <table:table-cell office:value-type="string" calcext:value-type="string">
            <text:p>e4a92dab3fa81a893a52dd1a774db79c4363fda6</text:p>
          </table:table-cell>
          <table:table-cell office:value-type="string" calcext:value-type="string">
            <text:p>cmListFileLexer: Update to flex 2.6</text:p>
            <text:p/>
            <text:p>Revise the documented modifications we need to make to the</text:p>
            <text:p>flex-generated source file according to the needs of the new version.</text:p>
            <text:p>Update our own implementation to avoid warnings with flex types.</text:p>
          </table:table-cell>
          <table:table-cell office:value-type="string" calcext:value-type="string">
            <text:p>Source/cmListFileLexer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_fatal_error( "cmListFileLexer_yyset_column called with no buffer" , yyscanner);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/data/download/CMake/CMake/Kitware_CMake_155_old.cpp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/data/download/CMake/CMake/Kitware_CMake_155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7d2a0aa76c25d92f1e2a03778f5666bdd7e56b92</text:p>
          </table:table-cell>
          <table:table-cell office:value-type="string" calcext:value-type="string">
            <text:p>Merge topic 'clang-format-source'</text:p>
            <text:p/>
            <text:p>d9fd2f54 Revise C� coding style using clang-format</text:p>
            <text:p>82df6dea Empty commit at end of history preceding clang-format style transition</text:p>
            <text:p>6a13f43f CONTRIBUTING: Add a section on coding style</text:p>
            <text:p>bf451d9f Add a script to run clang-format on the entire source tree</text:p>
            <text:p>1e90d78f Configure clang-format for CMake source tree</text:p>
            <text:p>da60adc3 Tell Git to use a distinct conflict marker size in `.rst` files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6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6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void)sprintf(ar_hb, HDR1, AR_EFMT1, (int)lname,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void)sprintf(ar_hb, HDR2, name, (long int)sb-&gt;st_mtime, (unsigned)uid,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  <table:table-row table:style-name="ro26">
          <table:table-cell office:value-type="string" calcext:value-type="string">
            <text:p>d9fd2f5402eeaa345691313658e02b51038f570b</text:p>
          </table:table-cell>
          <table:table-cell office:value-type="string" calcext:value-type="string">
            <text:p>Revise C� coding style using clang-format</text:p>
            <text:p/>
            <text:p>Run the `Utilities/Scripts/clang-format.bash` script to update</text:p>
            <text:p>all our C� code to a new style defined by `.clang-format`.</text:p>
            <text:p>Use `clang-format` version 3.8.</text:p>
            <text:p/>
            <text:p>* If you reached this commit for a line in `git blame`, re-run the blame</text:p>
            <text:p>  operation starting at the parent of this commit to see older history</text:p>
            <text:p>  for the content.</text:p>
            <text:p/>
            <text:p>* See the parent commit for instructions to rebase a change across this</text:p>
            <text:p>  style transition commit.</text:p>
          </table:table-cell>
          <table:table-cell office:value-type="string" calcext:value-type="string">
            <text:p>Source/CPack/cmCPackDebGenerator.c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void)sprintf(ar_hb, HDR2, name,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/data/download/CMake/CMake/Kitware_CMake_157_old.cpp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/data/download/CMake/CMake/Kitware_CMake_157_new.cpp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4:56:08.584832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6-29T15:29:14.654206550</dc:date>
    <meta:editing-duration>PT3H18M15S</meta:editing-duration>
    <meta:editing-cycles>8</meta:editing-cycles>
    <meta:document-statistic meta:table-count="2" meta:cell-count="12690" meta:object-count="0"/>
  </office:meta>
</office:document-meta>
</file>